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-asian="Google Sans Text"/>
    </style:style>
    <style:style style:name="P6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7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8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6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0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1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2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3" style:family="paragraph" style:parent-style-name="Text_20_body" style:list-style-name="L1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25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26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-asian="Google Sans Text"/>
    </style:style>
    <style:style style:name="T1" style:family="text">
      <style:text-properties style:font-name="Google Sans Text"/>
    </style:style>
    <style:style style:name="T2" style:family="text">
      <style:text-properties style:font-name-asian="Google Sans Text"/>
    </style:style>
    <style:style style:name="T3" style:family="text">
      <style:text-properties style:font-name="Google Sans"/>
    </style:style>
    <style:style style:name="T4" style:family="text">
      <style:text-properties style:font-name-asian="Google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4">实验总结报告 </text:span><text:span text:style-name="T3">(Part 2)</text:span><text:span text:style-name="T4">：语义阻挫与幻觉的物理代价</text:span></text:h>
      <text:p text:style-name="P3"><text:span text:style-name="T2">实验代号：</text:span><text:span text:style-name="T1">Experiment 3B: Semantic Frustration</text:span></text:p>
      <text:p text:style-name="P3"><text:span text:style-name="T2">日期：</text:span><text:span text:style-name="T1">2025</text:span><text:span text:style-name="T2">年</text:span><text:span text:style-name="T1">11</text:span><text:span text:style-name="T2">月</text:span><text:span text:style-name="T1">25</text:span><text:span text:style-name="T2">日</text:span></text:p>
      <text:h text:style-name="P1" text:outline-level="2"><text:span text:style-name="T3">1. </text:span><text:span text:style-name="T4">研究动机</text:span></text:h>
      <text:p text:style-name="P3"><text:span text:style-name="T2">在验证了“结构即润滑（正羁绊）”之后，我们需要从反面探究：如果信息之间存在逻辑冲突（负羁绊</text:span><text:span text:style-name="T1">/</text:span><text:span text:style-name="T2">阻挫），热力学系统会发生什么？</text:span></text:p>
      <text:p text:style-name="P3"><text:span text:style-name="T2">这旨在模拟 </text:span><text:span text:style-name="T1">AI </text:span><text:span text:style-name="T2">训练中的脏数据、逻辑矛盾以及由此引发的“幻觉”现象。</text:span></text:p>
      <text:h text:style-name="P1" text:outline-level="2"><text:span text:style-name="T3">2. </text:span><text:span text:style-name="T4">实验设计</text:span></text:h>
      <text:list text:style-name="L10">
        <text:list-item>
          <text:p text:style-name="P20"><text:span text:style-name="Strong_20_Emphasis"><text:span text:style-name="T2">冲突定义</text:span></text:span><text:span text:style-name="T2">：定义 红色 </text:span><text:span text:style-name="T1">(Color 0) </text:span><text:span text:style-name="T2">和 蓝色 </text:span><text:span text:style-name="T1">(Color 1) </text:span><text:span text:style-name="T2">为“死敌”。</text:span></text:p>
        </text:list-item>
        <text:list-item>
          <text:p text:style-name="P20"><text:span text:style-name="Strong_20_Emphasis"><text:span text:style-name="T2">物理规则</text:span></text:span><text:span text:style-name="T2">：</text:span></text:p>
          <text:list>
            <text:list-item>
              <text:p text:style-name="P20"><text:span text:style-name="T2">同色协同：</text:span><text:span text:style-name="T1">$Q = 0.01$</text:span></text:p>
            </text:list-item>
            <text:list-item>
              <text:p text:style-name="P20"><text:span text:style-name="T2">普通散射：</text:span><text:span text:style-name="T1">$Q = 1.0$</text:span></text:p>
            </text:list-item>
            <text:list-item>
              <text:p text:style-name="P20"><text:span text:style-name="Strong_20_Emphasis"><text:span text:style-name="T2">阻挫惩罚 </text:span></text:span><text:span text:style-name="Strong_20_Emphasis"><text:span text:style-name="T1">(Frustration Penalty)</text:span></text:span><text:span text:style-name="T2">：死敌相遇 </text:span><text:span text:style-name="T1">$\rightarrow$ $Q = 10.0$ (</text:span><text:span text:style-name="T2">模拟剧烈的逻辑排斥</text:span><text:span text:style-name="T1">)</text:span><text:span text:style-name="T2">。</text:span></text:p>
            </text:list-item>
          </text:list>
        </text:list-item>
        <text:list-item>
          <text:p text:style-name="P20"><text:span text:style-name="Strong_20_Emphasis"><text:span text:style-name="T2">场景设置 </text:span></text:span><text:span text:style-name="Strong_20_Emphasis"><text:span text:style-name="T1">(Scenario C)</text:span></text:span><text:span text:style-name="T2">：</text:span></text:p>
          <text:list>
            <text:list-item>
              <text:p text:style-name="P26">强制将红色和蓝色粒子混合在同一高密度区域（模拟未清洗的冲突数据集）。</text:p>
            </text:list-item>
            <text:list-item>
              <text:p text:style-name="P20"><text:span text:style-name="T2">对比组：普通的随机噪声（</text:span><text:span text:style-name="T1">Scenario A</text:span><text:span text:style-name="T2">）。</text:span></text:p>
            </text:list-item>
          </text:list>
        </text:list-item>
      </text:list>
      <text:h text:style-name="P1" text:outline-level="2"><text:span text:style-name="T3">3. </text:span><text:span text:style-name="T4">核心发现 </text:span><text:span text:style-name="T3">(Figure 5)</text:span></text:h>
      <text:h text:style-name="P2" text:outline-level="3"><text:span text:style-name="T3">3.1 </text:span><text:span text:style-name="T4">热力学过热 </text:span><text:span text:style-name="T3">(Semantic Overheating) - </text:span><text:span text:style-name="T4">左子图</text:span></text:h>
      <text:list text:style-name="L11">
        <text:list-item>
          <text:p text:style-name="P21"><text:span text:style-name="Strong_20_Emphasis"><text:span text:style-name="T2">观察</text:span></text:span><text:span text:style-name="T2">：冲突组（紫色线）的累积热耗散显著高于噪声基线（红色虚线）。</text:span></text:p>
        </text:list-item>
        <text:list-item>
          <text:p text:style-name="P21"><text:span text:style-name="Strong_20_Emphasis"><text:span text:style-name="T2">数据</text:span></text:span><text:span text:style-name="T2">：在 </text:span><text:span text:style-name="T1">500 </text:span><text:span text:style-name="T2">步时，冲突组的 </text:span><text:span text:style-name="T1">$Q_{total}$ </text:span><text:span text:style-name="T2">比噪声组高出约 </text:span><text:span text:style-name="Strong_20_Emphasis"><text:span text:style-name="T1">20%-30%</text:span></text:span><text:span text:style-name="T2">。</text:span></text:p>
        </text:list-item>
        <text:list-item>
          <text:p text:style-name="P21"><text:span text:style-name="Strong_20_Emphasis"><text:span text:style-name="T2">结论</text:span></text:span><text:span text:style-name="T2">：</text:span><text:span text:style-name="Strong_20_Emphasis"><text:span text:style-name="T2">冲突比噪声更昂贵。</text:span></text:span></text:p>
          <text:list>
            <text:list-item>
              <text:p text:style-name="P21"><text:span text:style-name="T2">噪声仅仅是增加了系统的“摩擦力”（</text:span><text:span text:style-name="T1">Friction</text:span><text:span text:style-name="T2">）。</text:span></text:p>
            </text:list-item>
            <text:list-item>
              <text:p text:style-name="P21"><text:span text:style-name="T2">冲突则引入了“排斥势能”（</text:span><text:span text:style-name="T1">Repulsive Potential</text:span><text:span text:style-name="T2">），导致系统产生额外的</text:span><text:span text:style-name="T1">**“</text:span><text:span text:style-name="T2">过剩热量” </text:span><text:span text:style-name="T1">(Excess Heat)**</text:span><text:span text:style-name="T2">。</text:span></text:p>
            </text:list-item>
            <text:list-item>
              <text:p text:style-name="P21"><text:soft-page-break/><text:span text:style-name="T2">这解释了为什么含冲突数据的模型 </text:span><text:span text:style-name="T1">Loss </text:span><text:span text:style-name="T2">很难下降（系统卡在高能态）。</text:span></text:p>
            </text:list-item>
          </text:list>
        </text:list-item>
      </text:list>
      <text:h text:style-name="P2" text:outline-level="3"><text:span text:style-name="T3">3.2 </text:span><text:span text:style-name="T4">畴壁的形成 </text:span><text:span text:style-name="T3">(Domain Wall Formation) - </text:span><text:span text:style-name="T4">右子图</text:span></text:h>
      <text:list text:style-name="L12">
        <text:list-item>
          <text:p text:style-name="P22"><text:span text:style-name="Strong_20_Emphasis"><text:span text:style-name="T2">观察</text:span></text:span><text:span text:style-name="T2">：在微观状态图中，原本混合的红蓝粒子出现了明显的</text:span><text:span text:style-name="Strong_20_Emphasis"><text:span text:style-name="T2">相分离 </text:span></text:span><text:span text:style-name="Strong_20_Emphasis"><text:span text:style-name="T1">(Phase Separation)</text:span></text:span><text:span text:style-name="T2">。</text:span></text:p>
        </text:list-item>
        <text:list-item>
          <text:p text:style-name="P22"><text:span text:style-name="Strong_20_Emphasis"><text:span text:style-name="T2">特征</text:span></text:span><text:span text:style-name="T2">：红群和蓝群之间形成了清晰的</text:span><text:span text:style-name="T1">**“</text:span><text:span text:style-name="T2">真空带”</text:span><text:span text:style-name="T1">**</text:span><text:span text:style-name="T2">或由中立粒子（灰色）填充的缓冲的一。</text:span></text:p>
        </text:list-item>
        <text:list-item>
          <text:p text:style-name="P22"><text:span text:style-name="Strong_20_Emphasis"><text:span text:style-name="T2">结论</text:span></text:span><text:span text:style-name="T2">：</text:span><text:span text:style-name="Strong_20_Emphasis"><text:span text:style-name="T2">系统为了逃避冲突，自发形成了“畴壁”。</text:span></text:span></text:p>
          <text:list>
            <text:list-item>
              <text:p text:style-name="P22"><text:span text:style-name="T2">在 </text:span><text:span text:style-name="T1">AI </text:span><text:span text:style-name="T2">模型中，这对应于参数空间的割裂（</text:span><text:span text:style-name="T1">Split Brain</text:span><text:span text:style-name="T2">）。模型无法融合矛盾的概念，只能将它们隔离在不同的神经元簇中，导致推理能力下降和“幻觉”的产生。</text:span></text:p>
            </text:list-item>
          </text:list>
        </text:list-item>
      </text:list>
      <text:h text:style-name="P1" text:outline-level="2"><text:span text:style-name="T3">4. </text:span><text:span text:style-name="T4">对论文《</text:span><text:span text:style-name="T3">The Information</text:span><text:span text:style-name="T4">》的贡献</text:span></text:h>
      <text:p text:style-name="P4"><text:span text:style-name="T2">本实验完善了我们的“信息</text:span><text:span text:style-name="T1">-</text:span><text:span text:style-name="T2">热力学”理论框架：</text:span></text:p>
      <text:list text:style-name="L13">
        <text:list-item>
          <text:p text:style-name="P23"><text:span text:style-name="Strong_20_Emphasis"><text:span text:style-name="T2">正向逻辑</text:span></text:span><text:span text:style-name="T2">：低熵结构 </text:span><text:span text:style-name="T1">$\rightarrow$ </text:span><text:span text:style-name="T2">协同 </text:span><text:span text:style-name="T1">$\rightarrow$ </text:span><text:span text:style-name="T2">降温 </text:span><text:span text:style-name="T1">(Understanding is Cooling)</text:span><text:span text:style-name="T2">。</text:span></text:p>
        </text:list-item>
        <text:list-item>
          <text:p text:style-name="P23"><text:span text:style-name="Strong_20_Emphasis"><text:span text:style-name="T2">反向逻辑</text:span></text:span><text:span text:style-name="T2">：逻辑冲突 </text:span><text:span text:style-name="T1">$\rightarrow$ </text:span><text:span text:style-name="T2">阻挫 </text:span><text:span text:style-name="T1">$\rightarrow$ </text:span><text:span text:style-name="T2">过热 </text:span><text:span text:style-name="T1">(Conflict is Overheating)</text:span><text:span text:style-name="T2">。</text:span></text:p>
        </text:list-item>
      </text:list>
      <text:p text:style-name="P5">这一正一反的论证，使得“语义熵与热力学熵的等价性”这一核心论点无懈可击。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1" style:font-family-complex="'Noto Sans CJK S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9:05:54.772276146</meta:creation-date>
    <dc:date>2025-11-25T19:31:03.554754692</dc:date>
    <meta:editing-duration>PT1M1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3" meta:word-count="740" meta:character-count="1168" meta:non-whitespace-character-count="1092"/>
  </office:meta>
</office:document-meta>
</file>